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cc8d" officeooo:paragraph-rsid="001fcc8d"/>
    </style:style>
    <style:style style:name="P2" style:family="paragraph" style:parent-style-name="Standard" style:list-style-name="L1">
      <style:text-properties officeooo:rsid="001f4483" officeooo:paragraph-rsid="0020f53d"/>
    </style:style>
    <style:style style:name="P3" style:family="paragraph" style:parent-style-name="Standard" style:list-style-name="L1">
      <style:text-properties officeooo:rsid="0020f53d" officeooo:paragraph-rsid="0020f53d"/>
    </style:style>
    <style:style style:name="T1" style:family="text">
      <style:text-properties officeooo:rsid="00221dc9"/>
    </style:style>
    <style:style style:name="T2" style:family="text">
      <style:text-properties officeooo:rsid="002236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68416010124268753" text:style-name="L1">
        <text:list-item>
          <text:p text:style-name="P2">When a peak is rejected, also set the other features to NaN. Currently, only Selected is set to 0. <text:span text:style-name="T2">(fixed)</text:span></text:p>
        </text:list-item>
        <text:list-item>
          <text:p text:style-name="P2">Include y value in threshold detection.</text:p>
        </text:list-item>
        <text:list-item>
          <text:p text:style-name="P3">Does standardizing peak features lose info about peak height? <text:span text:style-name="T1">Plot standardized features and see how different small vs large peaks look.</text:span></text:p>
        </text:list-item>
        <text:list-item>
          <text:p text:style-name="P3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55S</meta:editing-duration>
    <meta:editing-cycles>7</meta:editing-cycles>
    <meta:generator>LibreOffice/4.4.5.2$MacOSX_X86_64 LibreOffice_project/a22f674fd25a3b6f45bdebf25400ed2adff0ff99</meta:generator>
    <dc:date>2015-11-01T01:40:45.718163000</dc:date>
    <meta:document-statistic meta:table-count="0" meta:image-count="0" meta:object-count="0" meta:page-count="1" meta:paragraph-count="4" meta:word-count="51" meta:character-count="290" meta:non-whitespace-character-count="246"/>
    <meta:user-defined meta:name="Info 1"/>
    <meta:user-defined meta:name="Info 2"/>
    <meta:user-defined meta:name="Info 3"/>
    <meta:user-defined meta:name="Info 4"/>
  </office:meta>
</office:document-meta>
</file>